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04cm" fo:min-width="5.354cm" fo:wrap-option="wrap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458cm" fo:min-width="2.208cm" fo:wrap-option="wrap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04cm" fo:min-width="2.354cm" fo:wrap-option="wrap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06cm" fo:min-width="5.256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4cm" fo:min-width="5.404cm" fo:wrap-option="wrap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9.404cm" fo:wrap-option="wrap" loext:decorative="false"/>
      <style:paragraph-properties style:writing-mode="lr-tb"/>
    </style:style>
    <style:style style:name="gr9" style:family="graphic" style:parent-style-name="objectwithoutfill">
      <style:graphic-properties draw:marker-start="Linienspitzen_20_1" draw:marker-start-width="0.3cm" draw:marker-end="Linienspitzen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1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cm" svg:height="1.5cm" svg:x="19.5cm" svg:y="5cm">
          <text:p text:style-name="P1">p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cm" svg:height="7cm" svg:x="15.5cm" svg:y="5cm">
          <text:p text:style-name="P1">play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5cm" svg:x="2cm" svg:y="5.5cm">
          <text:p text:style-name="P1">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3.5cm" svg:y1="0.5cm" svg:x2="13.5cm" svg:y2="14.5cm">
          <text:p/>
        </draw:line>
        <draw:custom-shape draw:style-name="gr3" draw:text-style-name="P1" draw:layer="layout" svg:width="3cm" svg:height="1.5cm" svg:x="2cm" svg:y="3cm"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cm" svg:height="1cm" svg:x="4.5cm" svg:y="0.5cm">
          <draw:text-box>
            <text:p>backend</text:p>
          </draw:text-box>
        </draw:frame>
        <draw:frame draw:style-name="gr5" draw:text-style-name="P3" draw:layer="layout" svg:width="3cm" svg:height="1cm" svg:x="19cm" svg:y="0.5cm">
          <draw:text-box>
            <text:p>frontend</text:p>
          </draw:text-box>
        </draw:frame>
        <draw:custom-shape draw:style-name="gr6" draw:text-style-name="P1" xml:id="id4" draw:id="id4" draw:layer="layout" svg:width="6cm" svg:height="2.5cm" svg:x="19.5cm" svg:y="9.5cm">
          <text:p text:style-name="P1">visu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5cm" svg:x="2cm" svg:y="8cm">
          <text:p text:style-name="P1">c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6cm" svg:height="1cm" svg:x="19.5cm" svg:y="7.5cm">
          <text:p text:style-name="P1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0cm" svg:height="1cm" svg:x="15.5cm" svg:y="3cm">
          <text:p text:style-name="P1">ti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18.5cm" svg:y1="8.5cm" svg:x2="19.5cm" svg:y2="5.75cm" draw:start-shape="id1" draw:start-glue-point="1" draw:end-shape="id2" draw:end-glue-point="3" svg:d="M18500 8500l1000-2750" svg:viewBox="0 0 1001 2751">
          <text:p/>
        </draw:connector>
        <draw:connector draw:style-name="gr10" draw:text-style-name="P2" draw:layer="layout" draw:type="line" svg:x1="22.5cm" svg:y1="8.5cm" svg:x2="22.5cm" svg:y2="9.5cm" draw:start-shape="id3" draw:start-glue-point="2" draw:end-shape="id4" draw:end-glue-point="0" svg:d="M22500 8500v1000" svg:viewBox="0 0 1 1001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1T16:44:46.846000000</meta:creation-date>
    <dc:date>2024-11-11T18:08:10.981000000</dc:date>
    <meta:editing-duration>PT58M25S</meta:editing-duration>
    <meta:editing-cycles>1</meta:editing-cycles>
    <meta:document-statistic meta:object-count="36"/>
    <meta:generator>LibreOffice/24.2.2.2$Windows_X86_64 LibreOffice_project/d56cc158d8a96260b836f100ef4b4ef25d6f1a01</meta:generator>
  </office:meta>
</office:document-meta>
</file>